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164cm" fo:min-width="16.77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56cm" fo:min-width="12.5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6cm" fo:min-width="16.77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544cm" fo:min-width="12.5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655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0.008cm"/>
    </style:style>
    <style:style style:name="gr8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0.008cm"/>
      <style:paragraph-properties style:writing-mode="lr-tb"/>
    </style:style>
    <style:style style:name="gr9" style:family="graphic" style:parent-style-name="standard">
      <style:graphic-properties svg:stroke-color="#a7074b" draw:fill-color="#ffffff" draw:textarea-horizontal-align="justify" draw:textarea-vertical-align="middle" draw:auto-grow-height="false" fo:min-height="0.339cm" fo:min-width="2.324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text-properties fo:font-size="22pt"/>
    </style:style>
    <style:style style:name="P6" style:family="paragraph">
      <loext:graphic-properties draw:fill-color="#bf004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0.414cm" svg:x="1.762cm" svg:y="3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01cm" svg:height="3.81cm" svg:x="1.762cm" svg:y="6.6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272cm" svg:height="3.81cm" svg:x="1.762cm" svg:y="10.4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01cm" svg:height="2.794cm" svg:x="1.762cm" svg:y="3.8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2.143cm" svg:y="7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3.667cm" svg:y="7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5.191cm" svg:y="7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6.715cm" svg:y="7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2.397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3.921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5.445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6.969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8.493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10.017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11.541cm" svg:y="11.4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13.065cm" svg:y="11.45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737cm" svg:height="0.725cm" svg:x="1.946cm" svg:y="4.126cm">
          <draw:text-box>
            <text:p><text:span text:style-name="T1">Score Table</text:span></text:p>
          </draw:text-box>
        </draw:frame>
        <draw:frame draw:style-name="gr6" draw:text-style-name="P2" draw:layer="layout" svg:width="1.399cm" svg:height="0.725cm" svg:x="2.016cm" svg:y="6.666cm">
          <draw:text-box>
            <text:p><text:span text:style-name="T1">Trick</text:span></text:p>
          </draw:text-box>
        </draw:frame>
        <draw:frame draw:style-name="gr6" draw:text-style-name="P2" draw:layer="layout" svg:width="2.42cm" svg:height="0.725cm" svg:x="15.154cm" svg:y="4.089cm">
          <draw:text-box>
            <text:p><text:span text:style-name="T1">Event Log</text:span></text:p>
          </draw:text-box>
        </draw:frame>
        <draw:frame draw:style-name="gr6" draw:text-style-name="P2" draw:layer="layout" svg:width="1.518cm" svg:height="0.725cm" svg:x="2.016cm" svg:y="10.476cm">
          <draw:text-box>
            <text:p><text:span text:style-name="T1">Hand</text:span></text:p>
          </draw:text-box>
        </draw:frame>
        <draw:custom-shape draw:style-name="gr1" draw:text-style-name="P1" draw:layer="layout" svg:width="17.272cm" svg:height="10.414cm" svg:x="1.762cm" svg:y="16.6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01cm" svg:height="3.81cm" svg:x="1.762cm" svg:y="19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272cm" svg:height="3.81cm" svg:x="1.762cm" svg:y="23.2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01cm" svg:height="2.794cm" svg:x="1.762cm" svg:y="16.6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2.397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3.921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5.445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6.969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8.493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10.017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11.541cm" svg:y="24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905cm" svg:x="13.065cm" svg:y="24.27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737cm" svg:height="0.725cm" svg:x="1.946cm" svg:y="16.945cm">
          <draw:text-box>
            <text:p><text:span text:style-name="T1">Score Table</text:span></text:p>
          </draw:text-box>
        </draw:frame>
        <draw:frame draw:style-name="gr6" draw:text-style-name="P2" draw:layer="layout" svg:width="1.399cm" svg:height="0.725cm" svg:x="2.016cm" svg:y="19.485cm">
          <draw:text-box>
            <text:p><text:span text:style-name="T1">Trick</text:span></text:p>
          </draw:text-box>
        </draw:frame>
        <draw:frame draw:style-name="gr6" draw:text-style-name="P2" draw:layer="layout" svg:width="2.42cm" svg:height="0.725cm" svg:x="15.154cm" svg:y="16.908cm">
          <draw:text-box>
            <text:p><text:span text:style-name="T1">Event Log</text:span></text:p>
          </draw:text-box>
        </draw:frame>
        <draw:frame draw:style-name="gr6" draw:text-style-name="P2" draw:layer="layout" svg:width="1.518cm" svg:height="0.725cm" svg:x="2.016cm" svg:y="23.295cm">
          <draw:text-box>
            <text:p><text:span text:style-name="T1">Hand</text:span></text:p>
          </draw:text-box>
        </draw:frame>
        <draw:frame draw:style-name="gr6" draw:text-style-name="P3" draw:layer="layout" svg:width="6.742cm" svg:height="0.962cm" svg:x="1.628cm" svg:y="1.381cm">
          <draw:text-box>
            <text:p>SkullKing BTX UI v0.1</text:p>
          </draw:text-box>
        </draw:frame>
        <draw:frame draw:style-name="gr6" draw:text-style-name="P3" draw:layer="layout" svg:width="2.403cm" svg:height="0.962cm" svg:x="1.518cm" svg:y="2.851cm">
          <draw:text-box>
            <text:p>Layout</text:p>
          </draw:text-box>
        </draw:frame>
        <draw:frame draw:style-name="gr6" draw:text-style-name="P3" draw:layer="layout" svg:width="3.461cm" svg:height="0.962cm" svg:x="1.73cm" svg:y="15.034cm">
          <draw:text-box>
            <text:p>Interaction</text:p>
          </draw:text-box>
        </draw:frame>
        <draw:frame draw:style-name="gr6" draw:text-style-name="P5" draw:layer="layout" svg:width="4.388cm" svg:height="1.119cm" svg:x="3.673cm" svg:y="21.131cm">
          <draw:text-box>
            <text:p text:style-name="P4">1 2 3 4 5 6 </text:p>
          </draw:text-box>
        </draw:frame>
        <draw:custom-shape draw:style-name="gr7" draw:text-style-name="P6" draw:layer="layout" svg:width="1.016cm" svg:height="0.508cm" svg:x="4.175cm" svg:y="22.0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9.875cm" svg:height="1.199cm" svg:x="3.667cm" svg:y="19.923cm">
          <draw:text-box>
            <text:p><text:span text:style-name="T1">How many tricks will you win? </text:span></text:p>
            <text:p><text:span text:style-name="T1">Select your estimation with ← → <text:s/>and press Enter</text:span></text:p>
          </draw:text-box>
        </draw:frame>
        <draw:frame draw:style-name="gr6" draw:text-style-name="P2" draw:layer="layout" svg:width="10.67cm" svg:height="0.725cm" svg:x="3.345cm" svg:y="23.352cm">
          <draw:text-box>
            <text:p><text:span text:style-name="T1">It’s your turn: select a card with ← → <text:s/>and press Enter</text:span></text:p>
          </draw:text-box>
        </draw:frame>
        <draw:custom-shape draw:style-name="gr8" draw:text-style-name="P6" draw:layer="layout" svg:width="1.016cm" svg:height="0.508cm" svg:x="5.699cm" svg:y="26.4cm">
          <text:p text:style-name="P7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3.048cm" svg:height="0.635cm" svg:x="11.287cm" svg:y="19.288cm">
          <text:p text:style-name="P7"><text:span text:style-name="T2">Fade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3.048cm" svg:height="0.635cm" svg:x="11.922cm" svg:y="22.082cm">
          <text:p text:style-name="P7"><text:span text:style-name="T2">Fade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" draw:layer="layout" svg:width="14.383cm" svg:height="1.199cm" svg:x="3.127cm" svg:y="27.416cm">
          <draw:text-box>
            <text:p><text:span text:style-name="T1">*You selected an invalid card: select a card with ← → <text:s/>and press Enter</text:span></text:p>
          </draw:text-box>
        </draw:frame>
        <draw:frame draw:style-name="gr11" draw:text-style-name="P2" draw:layer="layout" svg:width="9.017cm" svg:height="0.725cm" svg:x="2.143cm" svg:y="15.896cm">
          <draw:text-box>
            <text:p><text:span text:style-name="T1">Arrow Keys + En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0:51:36.311414034</meta:creation-date>
    <dc:date>2020-12-30T21:37:05.585080618</dc:date>
    <meta:editing-duration>PT2M37S</meta:editing-duration>
    <meta:editing-cycles>1</meta:editing-cycles>
    <meta:document-statistic meta:object-count="48"/>
    <meta:generator>LibreOffice/6.4.6.2$Linux_X86_64 LibreOffice_project/40$Build-2</meta:generator>
  </office:meta>
</office:document-meta>
</file>